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74c355c" officeooo:paragraph-rsid="074c355c"/>
    </style:style>
    <style:style style:name="P2" style:family="paragraph" style:parent-style-name="Footnote">
      <style:text-properties officeooo:rsid="074f4343" officeooo:paragraph-rsid="074f4343"/>
    </style:style>
    <style:style style:name="P3" style:family="paragraph" style:parent-style-name="Footnote">
      <style:text-properties officeooo:rsid="07519fde" officeooo:paragraph-rsid="07519fde"/>
    </style:style>
    <style:style style:name="P4" style:family="paragraph" style:parent-style-name="Footnote">
      <style:text-properties style:font-name-complex="Sanskrit 2003"/>
    </style:style>
    <style:style style:name="P5" style:family="paragraph" style:parent-style-name="Footnote">
      <style:text-properties officeooo:rsid="074f4343" officeooo:paragraph-rsid="074f4343" style:font-name-complex="Sanskrit 2003"/>
    </style:style>
    <style:style style:name="P6" style:family="paragraph" style:parent-style-name="Footer">
      <style:text-properties fo:font-size="9pt" style:font-size-asian="9pt" style:font-name-complex="Sanskrit 2003" style:font-size-complex="9pt"/>
    </style:style>
    <style:style style:name="P7" style:family="paragraph" style:parent-style-name="Text_20_body">
      <style:paragraph-properties fo:text-align="center" style:justify-single-word="false"/>
      <style:text-properties style:font-name="Sanskrit 2003" fo:font-size="13pt" officeooo:paragraph-rsid="00151fa2" style:font-size-asian="13pt" style:font-name-complex="Sanskrit 2003" style:font-size-complex="13pt"/>
    </style:style>
    <style:style style:name="P8" style:family="paragraph" style:parent-style-name="Text_20_body">
      <style:paragraph-properties fo:text-align="center" style:justify-single-word="false"/>
      <style:text-properties style:font-name="Sanskrit 2003" fo:font-size="13pt" fo:font-weight="bold" officeooo:paragraph-rsid="00151fa2" style:font-size-asian="13pt" style:font-weight-asian="bold" style:font-name-complex="Sanskrit 2003" style:font-size-complex="13pt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51fa2" style:font-size-asian="13pt" style:font-name-complex="Sanskrit 2003" style:font-size-complex="13pt"/>
    </style:style>
    <style:style style:name="P10" style:family="paragraph" style:parent-style-name="Text_20_body" style:list-style-name="Numbering_20_5">
      <style:paragraph-properties fo:margin-top="0cm" fo:margin-bottom="0cm" loext:contextual-spacing="false" fo:text-align="start" style:justify-single-word="false"/>
      <style:text-properties style:font-name="Sanskrit 2003" fo:font-size="9pt" officeooo:paragraph-rsid="07519fde" style:font-size-asian="9pt" style:font-name-complex="Sanskrit 2003" style:font-size-complex="9pt"/>
    </style:style>
    <style:style style:name="T1" style:family="text">
      <style:text-properties officeooo:rsid="075719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7476a57" style:font-weight-asian="bold" style:font-weight-complex="bold"/>
    </style:style>
    <style:style style:name="T4" style:family="text">
      <style:text-properties officeooo:rsid="07476a57"/>
    </style:style>
    <style:style style:name="T5" style:family="text">
      <style:text-properties officeooo:rsid="074a4337"/>
    </style:style>
    <style:style style:name="T6" style:family="text">
      <style:text-properties officeooo:rsid="074c355c"/>
    </style:style>
    <style:style style:name="T7" style:family="text">
      <style:text-properties officeooo:rsid="074f4343"/>
    </style:style>
    <style:style style:name="T8" style:family="text">
      <style:text-properties style:font-name-complex="Sanskrit 2003"/>
    </style:style>
    <style:style style:name="T9" style:family="text">
      <style:text-properties officeooo:rsid="074f4343" style:font-name-complex="Sanskrit 2003"/>
    </style:style>
    <style:style style:name="T10" style:family="text">
      <style:text-properties officeooo:rsid="075126a6"/>
    </style:style>
    <style:style style:name="T11" style:family="text">
      <style:text-properties officeooo:rsid="07519fde"/>
    </style:style>
    <style:style style:name="T12" style:family="text">
      <style:text-properties officeooo:rsid="0748a1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अथ नवाधिकशततमोऽध्यायः <text:s/></text:p>
      <text:p text:style-name="P9"><text:span text:style-name="T2">तीर्थमाहात्म्य</text:span><text:span text:style-name="T3">म्</text:span><text:line-break/>अग्निरुवाच -<text:line-break/>माहात्म्यं सर्वतीर्थानां वक्ष्ये यद्भक्तिमुक्तिद<text:span text:style-name="T4">म्</text:span> । <text:line-break/>यस्य हस्तौ च पादौ च मनश्चैव सुसंयत<text:span text:style-name="T4">म्</text:span> ॥१<text:span text:style-name="T4">॥</text:span> <text:line-break/>विद्या तपश्च की<text:span text:style-name="T4">र्ति</text:span>श्च स तीर्थफलमश्नुते । <text:s/></text:p>
      <text:p text:style-name="P9">प्रतिग्राहादुपावृत्तो लघ्वाहारो जितेन्द्रियः ॥२<text:span text:style-name="T4">॥</text:span> <text:line-break/>निष्पापस्तीर्थयात्री तु सर्वयज्ञफलं लभेत् । <text:s/><text:line-break/>अनुपोष्य त्रिरात्रीणि तीर्थान्यनभिगम्य च ॥३<text:span text:style-name="T4">॥</text:span> <text:line-break/>अद<text:span text:style-name="T5">त्</text:span>त्वा काञ्चनं गाश्च दरिद्रो नाम जायते । <text:s/><text:line-break/>तीर्थाभिगमने तत्स्याद्यद्यज्ञेना<text:span text:style-name="T5">ऽऽ</text:span>प्यते फल<text:span text:style-name="T5">म् </text:span>॥४<text:span text:style-name="T4">॥</text:span> <text:line-break/>पुष्करं परमं तीर्थं सान्निध्यं हि त्रिसन्ध्यक<text:span text:style-name="T5">म्</text:span> । <text:line-break/>दशकोटिसहस्राणि तीर्थानां विप्र पुष्करे ॥५<text:span text:style-name="T4">॥</text:span> <text:line-break/>ब्रह्मा सह सुरैरास्ते मुनयः सर्वमिच्छवः । <text:line-break/>देवाः प्राप्ताः सिद्धिमत्र स्नाताः पितृसुरा<text:span text:style-name="T5">र्च</text:span>काः <text:s/>॥६<text:span text:style-name="T4">॥</text:span> <text:line-break/>अश्वमेधफलं प्राप्य ब्रह्मलोकं प्रयान्ति ते । <text:line-break/>का<text:span text:style-name="T5">र्ति</text:span>क्यामन्नदानाच्च नि<text:span text:style-name="T5">र्म</text:span>लो ब्रह्मलोकभाक् ॥७<text:span text:style-name="T4">॥</text:span> <text:line-break/>पुष्करे दुष्करं गन्तुं पुष्करे दुष्करं तपः । <text:line-break/>दुष्करं पुष्करे दानं वस्तुं चैव सुदुष्कर<text:span text:style-name="T5">म्</text:span> ॥८<text:span text:style-name="T4">॥</text:span> <text:line-break/>तत्र वासाज्जप<text:span text:style-name="T5">ा</text:span>च्छ्राद्धात्कुलानां शतमुद्धरेत् । <text:line-break/>जम्ब<text:span text:style-name="T6">ू</text:span>मार्गं च तत्रैव तीर्थ<text:span text:style-name="T6">ं </text:span><text:span text:style-name="T6"><text:note text:id="ftn0" text:note-class="footnote"><text:note-citation>1</text:note-citation><text:note-body><text:p text:style-name="P1">मण्डलिकाश्र</text:p></text:note-body></text:note></text:span><text:span text:style-name="T6">त</text:span>ण्डुलिकाश्र<text:span text:style-name="T6">मम्</text:span> ॥९<text:span text:style-name="T4">॥</text:span> <text:line-break/><text:note text:id="ftn795" text:note-class="footnote"><text:note-citation>2</text:note-citation><text:note-body><text:p text:style-name="P1">कण्ठाश्रमं</text:p></text:note-body></text:note>क<text:span text:style-name="T6">ण्वा</text:span>श्रमं कोटितीर्थं न<text:span text:style-name="T6">र्म</text:span>दा चा<text:span text:style-name="T6">र्बु</text:span>दं पर<text:span text:style-name="T6">म्</text:span> ।<text:line-break/><text:soft-page-break/>तीर्थ<text:span text:style-name="T6">ं चर्म</text:span>ण्वती सिन्धुः सोमनाथः प्रभासक<text:span text:style-name="T6">म् </text:span>॥१०<text:span text:style-name="T4">॥</text:span> <text:line-break/>सरस्वत्यब्धिसङ्गश्च सागर<text:span text:style-name="T7">ं ती</text:span>र्थमुत्तम<text:span text:style-name="T7">म्</text:span> ।</text:p>
      <text:p text:style-name="P9">पिण्डारकं द्वारका च गोमती सर्वसिद्धिदा ॥११<text:span text:style-name="T4">॥</text:span> <text:line-break/><text:note text:id="ftn796" text:note-class="footnote"><text:note-citation>3</text:note-citation><text:note-body><text:p text:style-name="P4">कृमितीर्थं</text:p></text:note-body></text:note>भूमितीर्थं ब्रह्मतुङ्गं तीर्थं पञ्चनदं पर<text:span text:style-name="T7">म्</text:span> ।<text:line-break/>भीमतीर्थं <text:s/>गिरीन्द्रञ्च देविका पापनाशिनी ॥१२<text:span text:style-name="T4">॥</text:span> <text:line-break/>तीर्थं <text:note text:id="ftn797" text:note-class="footnote"><text:note-citation>4</text:note-citation><text:note-body><text:p text:style-name="P5">विनाशनं</text:p></text:note-body></text:note>विनशनं पुण्यं नागोद्भेदमघा<text:span text:style-name="T7">र्द</text:span>न<text:span text:style-name="T7">म्</text:span> ।<text:line-break/>तीर्थं कुमारकोटिश्च सर्वदानीरितानि च ॥१३<text:span text:style-name="T4">॥</text:span> <text:line-break/>कुरुक्षेत्रं गमिष्यामि कुरुक्षेत्रे वसाम्यह<text:span text:style-name="T7">म्</text:span> । <text:line-break/>य एवं सततं ब्रूयात्सोऽमलः प्राप्नुयाद्दिव<text:span text:style-name="T7">म्</text:span> ॥१४<text:span text:style-name="T4">॥</text:span> <text:line-break/>तत्र विष्ण्वादयो देवास्तत्र वासाद्धरिं व्रजेत् । <text:line-break/><text:span text:style-name="T8">सरस्वत्यां सन्निहित्यां स्नानकृ</text:span><text:span text:style-name="T9">द्ब्रह्म</text:span><text:span text:style-name="T8">लोकभाक् ॥</text:span>१५<text:span text:style-name="T4">॥</text:span> <text:line-break/>पांशवो<text:span text:style-name="T7">ऽ</text:span>पि कुरुक्षेत्रे<text:note text:id="ftn798" text:note-class="footnote"><text:note-citation>5</text:note-citation><text:note-body><text:p text:style-name="P2">ते यान्ति</text:p></text:note-body></text:note> नयन्ति परमां गति<text:span text:style-name="T7">म्</text:span> ।<text:line-break/>ध<text:span text:style-name="T7">र्म</text:span>तीर्थं सुवर्णाख्यं गङ्गाद्वारमनुत्तम<text:span text:style-name="T7">म्</text:span> ॥१६<text:span text:style-name="T4">॥</text:span> <text:line-break/>तीर्थं क<text:span text:style-name="T7">न</text:span>खलं पुण्यं भद्रकर्णह्रद<text:span text:style-name="T7">ं त</text:span>था । <text:line-break/>गङ्गास<text:span text:style-name="T10">र</text:span>स्वतीसङ्गं ब्रह्माव<text:span text:style-name="T7">र्त</text:span>मघा<text:span text:style-name="T7">र्दनम्</text:span> ॥१७<text:span text:style-name="T4">॥</text:span> <text:line-break/>भृगुतुङ्गञ्च कुब्जाम्रं गङ्गोद्भेदमघान्तक<text:span text:style-name="T10">म्</text:span> । <text:line-break/>वाराणसी वर<text:span text:style-name="T11">ं ती</text:span>र्थमविमुक्तमनुत्तम<text:span text:style-name="T11">म्</text:span> ॥१८<text:span text:style-name="T4">॥</text:span> <text:line-break/>कपालमोचनं तीर्थ<text:span text:style-name="T11">ं ती</text:span>र्थराजं प्रयागक<text:span text:style-name="T11">म्</text:span> । <text:line-break/>गोमतीगङ्गयोः सङ्गं गङ्गा सर्वत्र नाकदा ॥१९<text:span text:style-name="T12">॥</text:span> <text:line-break/>तीर्थं<text:note text:id="ftn799" text:note-class="footnote"><text:note-citation>6</text:note-citation><text:note-body><text:p text:style-name="P3">तीर्थराज</text:p></text:note-body></text:note> राजगृहं पुण्यं शालग्राममघान्तक<text:span text:style-name="T11">म् </text:span>। <text:s/></text:p>
      <text:p text:style-name="P9"><text:soft-page-break/>वटेशं वामन<text:span text:style-name="T11">ं ती</text:span>र्थं कालिकासङ्गमुत्तम<text:span text:style-name="T11">म्</text:span> ॥२०<text:span text:style-name="T12">॥</text:span> <text:line-break/>लौहित्यं करतोयाख्यं शोण<text:span text:style-name="T11">ं चा</text:span>थर्षभं पर<text:span text:style-name="T11">म्</text:span> । <text:s/><text:line-break/>श्रीपर्वतं <text:note text:id="ftn800" text:note-class="footnote"><text:note-citation>7</text:note-citation><text:note-body><text:p text:style-name="P6">कोल्लगिरिः</text:p></text:note-body></text:note>कोल्वगिरिं <text:note text:id="ftn801" text:note-class="footnote"><text:note-citation>8</text:note-citation><text:note-body><text:list xml:id="list1087406005842840766" text:style-name="Numbering_20_5"><text:list-item><text:p text:style-name="P10"><text:span text:style-name="T11">सिंहाद्रि</text:span></text:p></text:list-item></text:list></text:note-body></text:note>र्थमयोध्या पापनाशनी । <text:line-break/>नैमिषं परमं तीर्थं भुक्तिमुक्तिप्रदायक<text:span text:style-name="T1">म्</text:span> ॥२४<text:span text:style-name="T12">॥</text:span> </text:p>
      <text:p text:style-name="P7">इत्याग्नेये महापुराणे तीर्थयात्रा माहात्म्यं नाम नवाधिकशततमोऽध्यायः <text:span text:style-name="T1">॥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5:33:18.008356575</meta:creation-date>
    <dc:date>2017-07-12T15:57:57.180080228</dc:date>
    <meta:editing-duration>PT14M2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14" meta:word-count="252" meta:character-count="1198" meta:non-whitespace-character-count="914"/>
  </office:meta>
</office:document-meta>
</file>